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family="paragraph">
      <style:paragraph-properties fo:margin="0.000000000000000pt" fo:text-align="center"/>
      <style:text-properties fo:color="#000000" fo:font-family="Sans Serif" fo:font-size="12.000000000000000pt"/>
    </style:style>
    <style:style style:name="T1" style:family="text">
      <style:text-properties fo:font-size="16.000000000000000pt" fo:font-weight="bold"/>
    </style:style>
    <style:style style:name="T2" style:family="text">
      <style:text-properties fo:font-size="14.000000000000000pt"/>
    </style:style>
    <style:style style:name="P2" style:family="paragraph">
      <style:paragraph-properties fo:margin="0.000000000000000pt" fo:text-align="center"/>
      <style:text-properties fo:color="#000000" fo:font-family="Sans Serif" fo:font-size="14.000000000000000pt"/>
    </style:style>
    <style:style style:name="P3" style:family="paragraph">
      <style:paragraph-properties fo:margin="0.000000000000000pt" fo:text-align="center"/>
      <style:text-properties fo:color="#000000" fo:font-family="Sans Serif" fo:font-size="16.000000000000000pt" fo:font-weight="bold"/>
    </style:style>
    <style:style style:name="P4" style:family="paragraph">
      <style:paragraph-properties fo:margin="1.000000000000000pt"/>
      <style:text-properties fo:color="#000000" fo:font-family="Sans Serif" fo:font-size="12.000000000000000pt"/>
    </style:style>
    <style:style style:name="P5" style:family="paragraph">
      <style:paragraph-properties fo:margin="1.000000000000000pt" fo:text-align="right"/>
      <style:text-properties fo:color="#000000" fo:font-family="Sans Serif" fo:font-size="12.000000000000000pt"/>
    </style:style>
    <style:style style:name="P6" style:family="paragraph">
      <style:paragraph-properties fo:margin="1.000000000000000pt" fo:text-align="left"/>
      <style:text-properties fo:color="#000000" fo:font-family="Sans Serif" fo:font-size="12.000000000000000pt"/>
    </style:style>
    <style:style style:name="P7" style:family="paragraph">
      <style:paragraph-properties fo:margin="0.000000000000000pt"/>
      <style:text-properties fo:color="#000000" fo:font-family="Sans Serif" fo:font-size="12.000000000000000pt"/>
    </style:style>
    <style:style style:name="T3" style:family="text">
      <style:text-properties fo:font-size="11.000000000000000pt"/>
    </style:style>
    <style:style style:name="gr1" style:family="graphic">
      <style:graphic-properties draw:fill="none" draw:stroke="none" fo:margin="0.000000000000000pt" style:wrap="biggest" style:wrap-dynamic-threshold="0.000000000000000pt"/>
    </style:style>
    <style:style style:name="gr2" style:family="graphic">
      <style:graphic-properties draw:fill="solid" draw:fill-color="#ffffff" draw:stroke="none" fo:margin="0.000000000000000pt" style:wrap="biggest" style:wrap-dynamic-threshold="0.000000000000000pt" svg:fill-rule="nonzero"/>
    </style:style>
    <style:style style:name="gr3" style:family="graphic">
      <style:graphic-properties draw:auto-grow-height="false" draw:auto-grow-width="true" draw:fill="none" draw:stroke="none" draw:textarea-vertical-align="middle" fo:margin="0.000000000000000pt" style:wrap="biggest" style:wrap-dynamic-threshold="0.000000000000000pt"/>
      <style:paragraph-properties fo:margin="0.000000000000000pt"/>
    </style:style>
    <style:style style:name="gr4" style:family="graphic">
      <style:graphic-properties draw:fill="solid" draw:fill-color="#ffffff" draw:stroke="none" fo:margin="0.000000000000000pt" style:wrap="biggest" style:wrap-dynamic-threshold="0.000000000000000pt" svg:fill-rule="evenodd"/>
    </style:style>
    <style:style style:name="gr5" style:family="graphic">
      <style:graphic-properties draw:fill="solid" draw:fill-color="#ffffff" draw:stroke="solid" draw:stroke-linejoin="bevel" fo:margin="0.000000000000000pt" style:wrap="biggest" style:wrap-dynamic-threshold="0.000000000000000pt" svg:fill-rule="evenodd" svg:stroke-color="#000000" svg:stroke-linecap="butt" svg:stroke-opacity="1" svg:stroke-width="2.834650580000000pt"/>
    </style:style>
    <style:style style:name="gr6" style:family="graphic">
      <style:graphic-properties draw:fill="none" draw:stroke="dash" draw:stroke-dash="dash1" draw:stroke-linejoin="miter" fo:margin="1.000000000000000pt" style:wrap="biggest" style:wrap-dynamic-threshold="0.000000000000000pt" svg:fill-rule="evenodd" svg:stroke-color="#000000" svg:stroke-linecap="square" svg:stroke-opacity="1" svg:stroke-width="2.834650580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8" style:family="graphic">
      <style:graphic-properties draw:fill="none" draw:stroke="solid" draw:stroke-linejoin="bevel" fo:margin="1.000000000000000pt" style:wrap="biggest" style:wrap-dynamic-threshold="0.000000000000000pt" svg:fill-rule="evenodd" svg:stroke-color="#b70000" svg:stroke-linecap="square" svg:stroke-opacity="1" svg:stroke-width="2.834650580000000pt"/>
    </style:style>
    <style:style style:name="gr9" style:family="graphic">
      <style:graphic-properties draw:fill="none" draw:stroke="solid" draw:stroke-linejoin="bevel" fo:margin="1.000000000000000pt" style:wrap="biggest" style:wrap-dynamic-threshold="0.000000000000000pt" svg:fill-rule="evenodd" svg:stroke-color="#1bc700" svg:stroke-linecap="square" svg:stroke-opacity="1" svg:stroke-width="2.834650580000000pt"/>
    </style:style>
    <style:style style:name="gr10" style:family="graphic">
      <style:graphic-properties draw:fill="none" draw:stroke="solid" draw:stroke-linejoin="bevel" fo:margin="1.000000000000000pt" style:wrap="biggest" style:wrap-dynamic-threshold="0.000000000000000pt" svg:fill-rule="evenodd" svg:stroke-color="#000000" svg:stroke-linecap="square" svg:stroke-opacity="1" svg:stroke-width="2.834650580000000pt"/>
    </style:style>
    <style:style style:name="gr11" style:family="graphic">
      <style:graphic-properties draw:fill="none" draw:stroke="solid" draw:stroke-linejoin="bevel" fo:margin="1.000000000000000pt" style:wrap="biggest" style:wrap-dynamic-threshold="0.000000000000000pt" svg:fill-rule="evenodd" svg:stroke-color="#1bc700" svg:stroke-linecap="butt" svg:stroke-opacity="1" svg:stroke-width="2.834650580000000pt"/>
    </style:style>
    <style:style style:name="gr12" style:family="graphic">
      <style:graphic-properties draw:fill="none" draw:stroke="solid" draw:stroke-linejoin="bevel" fo:margin="1.000000000000000pt" style:wrap="biggest" style:wrap-dynamic-threshold="0.000000000000000pt" svg:fill-rule="evenodd" svg:stroke-color="#c79302" svg:stroke-linecap="square" svg:stroke-opacity="1" svg:stroke-width="2.834650580000000pt"/>
    </style:style>
    <style:style style:name="gr13" style:family="graphic">
      <style:graphic-properties draw:fill="none" draw:stroke="dash" draw:stroke-dash="dash1" draw:stroke-linejoin="bevel" fo:margin="1.000000000000000pt" style:wrap="biggest" style:wrap-dynamic-threshold="0.000000000000000pt" svg:fill-rule="evenodd" svg:stroke-color="#000000" svg:stroke-linecap="square" svg:stroke-opacity="1" svg:stroke-width="2.83465058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368.50457540000pt">
          <draw:path draw:style-name="gr2" xml:id="shape-2" draw:id="shape-2" draw:layer="" svg:width="99.85386085857pt" svg:height="56.77804891675pt" svg:x="56.69301160000pt" svg:y="368.50457540000pt" svg:viewBox="0 0 100 57" svg:d="M7.10543e-15 0L99.8539 0C99.8539 18.926 99.8539 37.8519 99.8539 56.778L0 56.778Z" calligra:nodeTypes="ccccc"/>
          <draw:frame draw:style-name="gr3" xml:id="shape-3" draw:id="shape-3" draw:name="Shape (2)" draw:layer="" svg:width="79.37021624000pt" svg:height="56.69301159994pt" svg:x="66.61428863001pt" svg:y="368.50457540006pt">
            <draw:text-box>
              <text:p text:style-name="P1"><text:span text:style-name="T1">RasPi</text:span></text:p>
            </draw:text-box>
          </draw:frame>
          <draw:glue-point draw:id="4" svg:x="0%" svg:y="-50%"/>
          <draw:glue-point draw:id="5" svg:x="0%" svg:y="50%"/>
          <draw:glue-point draw:id="6" svg:x="50%" svg:y="0%"/>
          <draw:glue-point draw:id="7" svg:x="0%" svg:y="0%"/>
          <draw:glue-point draw:id="8" svg:x="41.7212%" svg:y="5.66794%"/>
          <draw:glue-point draw:id="9" svg:x="50%" svg:y="29.2546%"/>
          <draw:glue-point draw:id="10" svg:x="30.9339%" svg:y="-47.5%"/>
        </draw:g>
        <draw:g draw:style-name="gr1" xml:id="shape-4" draw:id="shape-4" svg:y="155.90578190000pt">
          <draw:path draw:style-name="gr4" xml:id="shape-5" draw:id="shape-5" draw:layer="" svg:width="99.85386085857pt" svg:height="56.55691335781pt" svg:x="255.11855220000pt" svg:y="155.90578190000pt" svg:viewBox="0 0 100 57" svg:d="M0 0L99.8539 0L99.8539 56.5569L0 56.5569Z" calligra:nodeTypes="ccccc"/>
          <draw:frame draw:style-name="gr3" xml:id="shape-6" draw:id="shape-6" draw:layer="" svg:width="79.31261023887pt" svg:height="56.69301159994pt" svg:x="265.03262847988pt" svg:y="155.90578190006pt">
            <draw:text-box>
              <text:p text:style-name="P1"><text:span text:style-name="T2">Batterie/</text:span></text:p>
              <text:p text:style-name="P2">Netzteil</text:p>
            </draw:text-box>
          </draw:frame>
          <draw:glue-point draw:id="4" svg:x="0%" svg:y="-50%"/>
          <draw:glue-point draw:id="5" svg:x="0%" svg:y="50%"/>
          <draw:glue-point draw:id="6" svg:x="50%" svg:y="0%"/>
          <draw:glue-point draw:id="7" svg:x="0%" svg:y="0%"/>
        </draw:g>
        <draw:g draw:style-name="gr1" xml:id="shape-7" draw:id="shape-7" svg:y="239.52797401000pt">
          <draw:path draw:style-name="gr5" xml:id="shape-8" draw:id="shape-8" draw:layer="" svg:width="99.85386085857pt" svg:height="56.55691335781pt" svg:x="255.11855220000pt" svg:y="240.94529930000pt" svg:viewBox="0 0 100 57" svg:d="M0 0L99.8539 0C99.8539 18.8523 99.8539 37.7046 99.8539 56.5569L0 56.5569Z" calligra:nodeTypes="ccccc">
            <draw:glue-point draw:id="4" svg:x="50%" svg:y="25.4061%"/>
          </draw:path>
          <draw:frame draw:style-name="gr3" xml:id="shape-9" draw:id="shape-9" draw:layer="" svg:width="79.31261023887pt" svg:height="56.69301159994pt" svg:x="265.03262847988pt" svg:y="240.94529930006pt">
            <draw:text-box>
              <text:p text:style-name="P1"><text:span text:style-name="T2">step-down converter</text:span></text:p>
            </draw:text-box>
          </draw:frame>
          <draw:glue-point draw:id="4" svg:x="0%" svg:y="-50%"/>
          <draw:glue-point draw:id="5" svg:x="0%" svg:y="50%"/>
          <draw:glue-point draw:id="6" svg:x="50%" svg:y="0%"/>
          <draw:glue-point draw:id="7" svg:x="0%" svg:y="0%"/>
        </draw:g>
        <draw:g draw:style-name="gr1" xml:id="shape-10" draw:id="shape-10" svg:y="367.08725011000pt">
          <draw:path draw:style-name="gr5" xml:id="shape-11" draw:id="shape-11" draw:layer="" svg:width="99.85386085857pt" svg:height="56.77804891682pt" svg:x="255.11855220000pt" svg:y="368.50457540000pt" svg:viewBox="0 0 100 57" svg:d="M0 0L99.8539 0L99.8539 56.778L0 56.778Z" calligra:nodeTypes="ccccc"/>
          <draw:frame draw:style-name="gr3" xml:id="shape-12" draw:id="shape-12" draw:layer="" svg:width="79.19756535447pt" svg:height="56.60810164482pt" svg:x="265.01824786933pt" svg:y="368.50457540006pt">
            <draw:text-box>
              <text:p text:style-name="P1"><text:span text:style-name="T1">Arduino</text:span></text:p>
              <text:p text:style-name="P3">Uno</text:p>
            </draw:text-box>
          </draw:frame>
          <draw:glue-point draw:id="4" svg:x="0%" svg:y="-50%"/>
          <draw:glue-point draw:id="5" svg:x="0%" svg:y="50%"/>
          <draw:glue-point draw:id="6" svg:x="50%" svg:y="0%"/>
          <draw:glue-point draw:id="7" svg:x="0%" svg:y="0%"/>
          <draw:glue-point draw:id="8" svg:x="-48.5714%" svg:y="29.2546%"/>
        </draw:g>
        <draw:connector draw:style-name="gr6" xml:id="shape-13" draw:id="shape-13" draw:layer="" draw:type="standard" draw:start-shape="shape-2" draw:start-glue-point="1" draw:end-shape="shape-11" draw:end-glue-point="3" svg:d="M0 3.02407e-11L19.8708 3.02407e-11L49.2859 3.02407e-11L49.2859 0L78.7009 0L98.5717 0" svg:viewBox="0 0 99 0"/>
        <draw:frame draw:style-name="gr7" xml:id="shape-14" draw:id="shape-14" draw:layer="" svg:width="74.48685601866pt" svg:height="14.31132597863pt" svg:x="160.82159995236pt" svg:y="378.98021308084pt">
          <draw:text-box>
            <text:p text:style-name="P4">seriell via USB</text:p>
          </draw:text-box>
        </draw:frame>
        <draw:connector draw:style-name="gr8" xml:id="shape-15" draw:id="shape-15" draw:layer="" draw:type="standard" draw:start-shape="shape-5" draw:start-glue-point="2" draw:end-shape="shape-8" draw:end-glue-point="0" svg:d="M0 0L0 19.8818L0 19.8818L0 8.60072L0 8.60072L0 8.60072L0 28.4826" svg:viewBox="0 0 0 28"/>
        <draw:frame draw:style-name="gr7" xml:id="shape-16" draw:id="shape-16" draw:layer="" svg:width="74.48685601866pt" svg:height="14.31132597863pt" svg:x="309.17011685186pt" svg:y="219.38505771603pt">
          <draw:text-box>
            <text:p text:style-name="P4">12V</text:p>
          </draw:text-box>
        </draw:frame>
        <draw:connector draw:style-name="gr9" xml:id="shape-17" draw:id="shape-17" draw:layer="" draw:type="standard" draw:start-shape="shape-1" draw:start-glue-point="10" draw:end-shape="shape-7" draw:end-glue-point="3" svg:d="M0 102.05L0 81.7674L0 0L96.5201 0L116.193 0" svg:viewBox="0 0 116 102"/>
        <draw:frame draw:style-name="gr7" xml:id="shape-18" draw:id="shape-18" draw:layer="" svg:width="74.48685601866pt" svg:height="14.31132597863pt" svg:x="176.35267211873pt" svg:y="250.44720204878pt">
          <draw:text-box>
            <text:p text:style-name="P5">5V</text:p>
          </draw:text-box>
        </draw:frame>
        <draw:g draw:style-name="gr1" xml:id="shape-19" draw:id="shape-19" svg:y="367.08725011000pt">
          <draw:path draw:style-name="gr5" xml:id="shape-20" draw:id="shape-20" draw:layer="" svg:width="99.70797436786pt" svg:height="56.55691335788pt" svg:x="425.19758700000pt" svg:y="368.50457540000pt" svg:viewBox="0 0 100 57" svg:d="M0 0L99.708 0L99.708 56.5569L0 56.5569Z" calligra:nodeTypes="ccccc"/>
          <draw:frame draw:style-name="gr3" xml:id="shape-21" draw:id="shape-21" draw:layer="" svg:width="79.19756535447pt" svg:height="56.60810164482pt" svg:x="435.09728266933pt" svg:y="368.50457540006pt">
            <draw:text-box>
              <text:p text:style-name="P1"><text:span text:style-name="T2">Ventil</text:span></text:p>
              <text:p text:style-name="P2">Treiber</text:p>
            </draw:text-box>
          </draw:frame>
          <draw:glue-point draw:id="4" svg:x="0%" svg:y="-50%"/>
          <draw:glue-point draw:id="5" svg:x="0%" svg:y="50%"/>
          <draw:glue-point draw:id="6" svg:x="50%" svg:y="0%"/>
          <draw:glue-point draw:id="7" svg:x="0%" svg:y="0%"/>
          <draw:glue-point draw:id="8" svg:x="-12.3146%" svg:y="-47.4963%"/>
        </draw:g>
        <draw:connector draw:style-name="gr8" xml:id="shape-22" draw:id="shape-22" draw:layer="" draw:type="standard" draw:start-shape="shape-8" draw:start-glue-point="1" draw:end-shape="shape-20" draw:end-glue-point="0" svg:d="M0 0L19.9171 0L120.079 0L120.079 79.2978L120.079 99.2808" svg:viewBox="0 0 120 99"/>
        <draw:frame draw:style-name="gr7" xml:id="shape-23" draw:id="shape-23" draw:layer="" svg:width="74.48685601866pt" svg:height="14.31132597863pt" svg:x="359.64057559471pt" svg:y="250.44720204878pt">
          <draw:text-box>
            <text:p text:style-name="P6">12V</text:p>
          </draw:text-box>
        </draw:frame>
        <draw:g draw:style-name="gr1" xml:id="shape-24" draw:id="shape-24" svg:y="480.47327331000pt">
          <draw:path draw:style-name="gr5" xml:id="shape-25" draw:id="shape-25" draw:layer="" svg:width="99.41682708271pt" svg:height="56.11725777351pt" svg:x="425.19758700000pt" svg:y="481.89059860000pt" svg:viewBox="0 0 99 56" svg:d="M0 0L99.4168 0L99.4168 56.1173L0 56.1173Z" calligra:nodeTypes="ccccc"/>
          <draw:frame draw:style-name="gr3" xml:id="shape-26" draw:id="shape-26" draw:layer="" svg:width="79.19756535447pt" svg:height="56.60810164482pt" svg:x="435.09728266933pt" svg:y="481.89059860006pt">
            <draw:text-box>
              <text:p text:style-name="P1"><text:span text:style-name="T2">Ventile</text:span></text:p>
            </draw:text-box>
          </draw:frame>
          <draw:glue-point draw:id="4" svg:x="0%" svg:y="-50%"/>
          <draw:glue-point draw:id="5" svg:x="0%" svg:y="50%"/>
          <draw:glue-point draw:id="6" svg:x="50%" svg:y="0%"/>
          <draw:glue-point draw:id="7" svg:x="0%" svg:y="0%"/>
        </draw:g>
        <draw:connector draw:style-name="gr10" xml:id="shape-27" draw:id="shape-27" draw:layer="" draw:type="standard" draw:start-shape="shape-20" draw:start-glue-point="2" draw:end-shape="shape-25" draw:end-glue-point="0" svg:d="M0 0L0 19.9406L0 28.4146L0.145574 28.4146L0.145574 36.8885L0.145574 56.8291" svg:viewBox="0 0 0 57"/>
        <draw:connector draw:style-name="gr10" xml:id="shape-28" draw:id="shape-28" draw:layer="" draw:type="standard" draw:start-shape="shape-11" draw:start-glue-point="1" draw:end-shape="shape-20" draw:end-glue-point="3" svg:d="M0 0.110568L19.8191 0.110568L35.1126 0.110568L35.1126 0L50.4061 0L70.2252 0" svg:viewBox="0 0 70 0"/>
        <draw:frame draw:style-name="gr7" xml:id="shape-29" draw:id="shape-29" draw:layer="" svg:width="74.48685601866pt" svg:height="14.31132597863pt" svg:x="358.04420420065pt" svg:y="378.98021308084pt">
          <draw:text-box>
            <text:p text:style-name="P4">4 dig. CH</text:p>
          </draw:text-box>
        </draw:frame>
        <draw:connector draw:style-name="gr9" xml:id="shape-30" draw:id="shape-30" draw:layer="" draw:type="standard" draw:start-shape="shape-8" draw:start-glue-point="4" draw:end-shape="shape-19" draw:end-glue-point="8" svg:d="M0 0L19.9 0L106.383 0L106.383 64.9419L106.383 84.9119" svg:viewBox="0 0 106 85"/>
        <draw:frame draw:style-name="gr7" xml:id="shape-31" draw:id="shape-31" draw:layer="" svg:width="74.48685601866pt" svg:height="14.31132597863pt" svg:x="359.64057559471pt" svg:y="289.07399162430pt">
          <draw:text-box>
            <text:p text:style-name="P6">5V</text:p>
          </draw:text-box>
        </draw:frame>
        <draw:g draw:style-name="gr1" xml:id="shape-32" draw:id="shape-32" svg:y="480.47327331000pt">
          <draw:path draw:style-name="gr5" xml:id="shape-33" draw:id="shape-33" draw:layer="" svg:width="99.70797436786pt" svg:height="56.55691335788pt" svg:x="255.11855220000pt" svg:y="481.89059860000pt" svg:viewBox="0 0 100 57" svg:d="M0 0L99.708 0L99.708 56.5569L0 56.5569Z" calligra:nodeTypes="ccccc"/>
          <draw:frame draw:style-name="gr3" xml:id="shape-34" draw:id="shape-34" draw:layer="" svg:width="79.19756535447pt" svg:height="56.60810164482pt" svg:x="265.01824786933pt" svg:y="481.89059860006pt">
            <draw:text-box>
              <text:p text:style-name="P1"><text:span text:style-name="T2">realtime</text:span></text:p>
              <text:p text:style-name="P2">clock</text:p>
            </draw:text-box>
          </draw:frame>
          <draw:glue-point draw:id="4" svg:x="0%" svg:y="-50%"/>
          <draw:glue-point draw:id="5" svg:x="0%" svg:y="50%"/>
          <draw:glue-point draw:id="6" svg:x="50%" svg:y="0%"/>
          <draw:glue-point draw:id="7" svg:x="0%" svg:y="0%"/>
        </draw:g>
        <draw:connector draw:style-name="gr10" xml:id="shape-35" draw:id="shape-35" draw:layer="" draw:type="standard" draw:start-shape="shape-33" draw:start-glue-point="0" draw:end-shape="shape-11" draw:end-glue-point="2" svg:d="M0.0729432 56.608L0.0729432 36.6379L0.0729432 28.304L0 28.304L0 19.97L0 0" svg:viewBox="0 0 0 57"/>
        <draw:frame draw:style-name="gr7" xml:id="shape-36" draw:id="shape-36" draw:layer="" svg:width="74.48685601866pt" svg:height="14.31132597863pt" svg:x="311.81156380000pt" svg:y="462.71734570000pt">
          <draw:text-box>
            <text:p text:style-name="P4">SPI</text:p>
          </draw:text-box>
        </draw:frame>
        <draw:connector draw:style-name="gr11" xml:id="shape-37" draw:id="shape-37" draw:layer="" draw:type="standard" draw:start-shape="shape-11" draw:start-glue-point="0" draw:end-shape="shape-8" draw:end-glue-point="2" svg:d="M0 71.0024L0 50.9399L0 35.5012L0 20.0625L0 0" svg:viewBox="0 0 0 71"/>
        <draw:g draw:style-name="gr1" xml:id="shape-38" draw:id="shape-38" svg:y="155.90578190000pt">
          <draw:path draw:style-name="gr4" xml:id="shape-39" draw:id="shape-39" draw:layer="" svg:width="99.70797436786pt" svg:height="56.11725777344pt" svg:x="411.02433410000pt" svg:y="155.90578190000pt" svg:viewBox="0 0 100 56" svg:d="M0 0L99.708 0L99.708 56.1173L0 56.1173Z" calligra:nodeTypes="ccccc"/>
          <draw:frame draw:style-name="gr3" xml:id="shape-40" draw:id="shape-40" draw:layer="" svg:width="79.31261023887pt" svg:height="56.69301159994pt" svg:x="420.93841037988pt" svg:y="155.90578190006pt">
            <draw:text-box>
              <text:p text:style-name="P1"><text:span text:style-name="T2">Solarmodul</text:span></text:p>
            </draw:text-box>
          </draw:frame>
          <draw:glue-point draw:id="4" svg:x="0%" svg:y="-50%"/>
          <draw:glue-point draw:id="5" svg:x="0%" svg:y="50%"/>
          <draw:glue-point draw:id="6" svg:x="50%" svg:y="0%"/>
          <draw:glue-point draw:id="7" svg:x="0%" svg:y="0%"/>
        </draw:g>
        <draw:connector draw:style-name="gr12" xml:id="shape-41" draw:id="shape-41" draw:layer="" draw:type="standard" draw:start-shape="shape-5" draw:start-glue-point="1" draw:end-shape="shape-38" draw:end-glue-point="3" svg:d="M0 0L19.7739 0L28.026 0L28.026 0.0680491L36.2781 0.0680491L56.0519 0.0680491" svg:viewBox="0 0 56 0"/>
        <draw:g draw:style-name="gr1" xml:id="shape-42" draw:id="shape-42" svg:y="469.32957253357pt">
          <draw:path draw:style-name="gr5" xml:id="shape-43" draw:id="shape-43" draw:layer="" svg:width="83.50134839441pt" svg:height="57.51114246938pt" svg:x="72.57038756951pt" svg:y="470.74689782357pt" svg:viewBox="0 0 84 58" svg:d="M18.3108 16.5241C11.2864 16.0981 -1.49301 20.6988 0.143214 30.2977C1.77944 39.9251 10.8633 41.5722 14.5871 39.073C18.3108 36.574 8.80389 52.0231 26.9998 56.1977C45.1674 60.3724 54.2514 53.6987 51.797 48.7005C49.3427 43.7021 67.9054 59.9749 76.5659 50.7735C85.2266 41.5722 67.4821 32.7968 71.2059 34.0748C74.9298 35.3244 86.4961 33.6488 82.7722 17.7738C79.0484 1.89863 45.5906 13.9966 49.3144 11.9235C53.0383 9.85039 43.5313 -1.85005 32.3598 0.251484C20.7934 2.72221 19.9753 6.47089 18.734 15.6721Z" calligra:nodeTypes="cccccccccccc"/>
          <draw:frame draw:style-name="gr3" xml:id="shape-44" draw:id="shape-44" draw:layer="" svg:width="48.58591094120pt" svg:height="30.47249373500pt" svg:x="93.23499029771pt" svg:y="485.37369481637pt">
            <draw:text-box>
              <text:p text:style-name="P7"><text:span text:style-name="T3">Internet</text:span></text:p>
            </draw:text-box>
          </draw:frame>
          <draw:glue-point draw:id="4" svg:x="-50%" svg:y="-0.8401%"/>
          <draw:glue-point draw:id="5" svg:x="-4.6301%" svg:y="50%"/>
          <draw:glue-point draw:id="6" svg:x="49.95%" svg:y="-8.7301%"/>
          <draw:glue-point draw:id="7" svg:x="-8.0901%" svg:y="-49.9601%"/>
          <draw:glue-point draw:id="8" svg:x="0.86%" svg:y="0.36%"/>
        </draw:g>
        <draw:g draw:style-name="gr1" xml:id="shape-45" draw:id="shape-45" svg:y="182.83496241000pt">
          <draw:path draw:style-name="gr5" xml:id="shape-46" draw:id="shape-46" draw:layer="" svg:width="99.70797436786pt" svg:height="56.11725777344pt" svg:x="56.69301160000pt" svg:y="184.25228770000pt" svg:viewBox="0 0 100 56" svg:d="M0 0L99.708 0C99.708 18.7058 99.708 37.4115 99.708 56.1173L0 56.1173Z" calligra:nodeTypes="ccccc">
            <draw:glue-point draw:id="4" svg:x="50%" svg:y="25.4061%"/>
          </draw:path>
          <draw:frame draw:style-name="gr3" xml:id="shape-47" draw:id="shape-47" draw:layer="" svg:width="79.31261023887pt" svg:height="56.69301159994pt" svg:x="66.60708787988pt" svg:y="184.25228770006pt">
            <draw:text-box>
              <text:p text:style-name="P1"><text:span text:style-name="T2">Webcam</text:span></text:p>
            </draw:text-box>
          </draw:frame>
          <draw:glue-point draw:id="4" svg:x="0%" svg:y="-50%"/>
          <draw:glue-point draw:id="5" svg:x="0%" svg:y="50%"/>
          <draw:glue-point draw:id="6" svg:x="50%" svg:y="0%"/>
          <draw:glue-point draw:id="7" svg:x="0%" svg:y="0%"/>
        </draw:g>
        <draw:connector draw:style-name="gr13" xml:id="shape-48" draw:id="shape-48" draw:layer="" draw:type="standard" draw:start-shape="shape-3" draw:start-glue-point="0" draw:end-shape="shape-46" draw:end-glue-point="2" svg:d="M0 128.135L0 108.032L0 64.0678L0.247602 64.0678L0.247602 20.1037L0.247602 0" svg:viewBox="0 0 0 128"/>
        <draw:connector draw:style-name="gr13" xml:id="shape-49" draw:id="shape-49" draw:layer="" draw:type="standard" draw:start-shape="shape-3" draw:start-glue-point="2" draw:end-shape="shape-42" draw:end-glue-point="7" svg:d="M0 0L0 20.0001L0 22.0775L0.151003 22.0775L0.151003 24.155L0.151003 44.1549" svg:viewBox="0 0 0 44"/>
        <draw:frame draw:style-name="gr7" xml:id="shape-50" draw:id="shape-50" draw:layer="" svg:width="91.10874514096pt" svg:height="15.14657516477pt" svg:x="113.38602320000pt" svg:y="439.37083990000pt">
          <draw:text-box>
            <text:p text:style-name="P4">Kabel/WLAN?</text:p>
          </draw:text-box>
        </draw:frame>
        <draw:frame draw:style-name="gr7" xml:id="shape-51" draw:id="shape-51" draw:layer="" svg:width="74.48685601866pt" svg:height="14.31132597863pt" svg:x="311.81156380000pt" svg:y="306.81156380000pt">
          <draw:text-box>
            <text:p text:style-name="P6">5V</text:p>
          </draw:text-box>
        </draw:frame>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draw:stroke-dash draw:name="dash1" draw:distance="5.669301160000000pt" draw:dots1="1" draw:dots1-length="11.338602320000000pt" draw:style="rec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fo:border="0pt none #000000" fo:margin="28.346505799999999pt" fo:padding="0.000000000000000pt" fo:page-height="841.891222259999950pt" fo:page-width="595.276621799999930pt" style:print-orientation="portrait"/>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0</meta:generator>
    <dc:title/>
    <meta:initial-creator>Unknown</meta:initial-creator>
    <meta:editing-cycles>0</meta:editing-cycles>
    <dc:date>2013-05-14T23:24:42</dc:date>
    <meta:creation-date>2013-05-13T22:59:17</meta:creation-date>
    <dc:creator>Albert Frisch</dc:creator>
  </office:meta>
</office:document-meta>
</file>